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030103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38976" calcext:value-type="float">
            <text:p>95.4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103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71336" calcext:value-type="float">
            <text:p>95.2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103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9936" calcext:value-type="float">
            <text:p>95.4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103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7848" calcext:value-type="float">
            <text:p>95.5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103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46952" calcext:value-type="float">
            <text:p>95.2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103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136" calcext:value-type="float">
            <text:p>94.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103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0736" calcext:value-type="float">
            <text:p>94.2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103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6416" calcext:value-type="float">
            <text:p>94.0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103</text:p>
          </table:table-cell>
          <table:table-cell office:value-type="string" calcext:value-type="string">
            <text:p>201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0072" calcext:value-type="float">
            <text:p>93.5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103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77944" calcext:value-type="float">
            <text:p>93.2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103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356" calcext:value-type="float">
            <text:p>93.2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103</text:p>
          </table:table-cell>
          <table:table-cell office:value-type="string" calcext:value-type="string">
            <text:p>201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3456" calcext:value-type="float">
            <text:p>93.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103</text:p>
          </table:table-cell>
          <table:table-cell office:value-type="string" calcext:value-type="string">
            <text:p>201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87088" calcext:value-type="float">
            <text:p>93.2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103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0032" calcext:value-type="float">
            <text:p>93.2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103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75152" calcext:value-type="float">
            <text:p>92.2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103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03168" calcext:value-type="float">
            <text:p>92.4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103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0456" calcext:value-type="float">
            <text:p>92.0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103</text:p>
          </table:table-cell>
          <table:table-cell office:value-type="string" calcext:value-type="string">
            <text:p>200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15744" calcext:value-type="float">
            <text:p>90.9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103</text:p>
          </table:table-cell>
          <table:table-cell office:value-type="string" calcext:value-type="string">
            <text:p>200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7144" calcext:value-type="float">
            <text:p>90.6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103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7752" calcext:value-type="float">
            <text:p>90.2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103</text:p>
          </table:table-cell>
          <table:table-cell office:value-type="string" calcext:value-type="string">
            <text:p>200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103</text:p>
          </table:table-cell>
          <table:table-cell office:value-type="string" calcext:value-type="string">
            <text:p>200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7584" calcext:value-type="float">
            <text:p>90.3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103</text:p>
          </table:table-cell>
          <table:table-cell office:value-type="string" calcext:value-type="string">
            <text:p>200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4496" calcext:value-type="float">
            <text:p>90.0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103</text:p>
          </table:table-cell>
          <table:table-cell office:value-type="string" calcext:value-type="string">
            <text:p>200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6984" calcext:value-type="float">
            <text:p>89.4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103</text:p>
          </table:table-cell>
          <table:table-cell office:value-type="string" calcext:value-type="string">
            <text:p>200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103</text:p>
          </table:table-cell>
          <table:table-cell office:value-type="string" calcext:value-type="string">
            <text:p>200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103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103</text:p>
          </table:table-cell>
          <table:table-cell office:value-type="string" calcext:value-type="string">
            <text:p>199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5984" calcext:value-type="float">
            <text:p>89.0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103</text:p>
          </table:table-cell>
          <table:table-cell office:value-type="string" calcext:value-type="string">
            <text:p>199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778" calcext:value-type="float">
            <text:p>89.0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103</text:p>
          </table:table-cell>
          <table:table-cell office:value-type="string" calcext:value-type="string">
            <text:p>199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584" calcext:value-type="float">
            <text:p>88.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103</text:p>
          </table:table-cell>
          <table:table-cell office:value-type="string" calcext:value-type="string">
            <text:p>199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188" calcext:value-type="float">
            <text:p>87.4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